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65bd" officeooo:paragraph-rsid="001865bd"/>
    </style:style>
    <style:style style:name="P2" style:family="paragraph" style:parent-style-name="Standard">
      <style:paragraph-properties fo:text-align="center" style:justify-single-word="false"/>
      <style:text-properties officeooo:rsid="001865bd" officeooo:paragraph-rsid="001865bd"/>
    </style:style>
    <style:style style:name="P3" style:family="paragraph" style:parent-style-name="Standard">
      <style:text-properties fo:font-style="italic" officeooo:rsid="001865bd" officeooo:paragraph-rsid="001865bd" style:font-style-asian="italic" style:font-style-complex="italic"/>
    </style:style>
    <style:style style:name="P4" style:family="paragraph" style:parent-style-name="Standard">
      <style:text-properties officeooo:rsid="0018b316" officeooo:paragraph-rsid="0018b316"/>
    </style:style>
    <style:style style:name="P5" style:family="paragraph" style:parent-style-name="Standard">
      <style:paragraph-properties fo:text-align="center" style:justify-single-word="false"/>
      <style:text-properties officeooo:rsid="0018b316" officeooo:paragraph-rsid="0018b316"/>
    </style:style>
    <style:style style:name="P6" style:family="paragraph" style:parent-style-name="Standard">
      <style:paragraph-properties fo:text-align="start" style:justify-single-word="false"/>
      <style:text-properties officeooo:rsid="0019cb46" officeooo:paragraph-rsid="0019cb46"/>
    </style:style>
    <style:style style:name="P7" style:family="paragraph" style:parent-style-name="Standard">
      <style:paragraph-properties fo:text-align="start" style:justify-single-word="false"/>
      <style:text-properties officeooo:rsid="0019ecc2" officeooo:paragraph-rsid="0019cb46"/>
    </style:style>
    <style:style style:name="P8" style:family="paragraph" style:parent-style-name="Standard">
      <style:paragraph-properties fo:text-align="start" style:justify-single-word="false"/>
      <style:text-properties officeooo:rsid="0019ecc2" officeooo:paragraph-rsid="0019ecc2"/>
    </style:style>
    <style:style style:name="P9" style:family="paragraph" style:parent-style-name="Heading_20_3">
      <style:paragraph-properties fo:break-before="page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8b316"/>
    </style:style>
    <style:style style:name="T3" style:family="text">
      <style:text-properties style:text-position="sub 58%" officeooo:rsid="0019cb46"/>
    </style:style>
    <style:style style:name="T4" style:family="text">
      <style:text-properties officeooo:rsid="0018b316"/>
    </style:style>
    <style:style style:name="T5" style:family="text">
      <style:text-properties officeooo:rsid="0019cb46"/>
    </style:style>
    <style:style style:name="T6" style:family="text">
      <style:text-properties officeooo:rsid="0019ecc2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text-position="super 58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writing and the Core Axiom</text:p>
      <text:p text:style-name="P2">by Sven Nilsen, 2021</text:p>
      <text:p text:style-name="P1"/>
      <text:p text:style-name="P3">In this paper I interpret Rewriting Systems using the Core Axiom of Path Semantics.</text:p>
      <text:p text:style-name="P1"/>
      <text:p text:style-name="P1">A Rewriting System<text:span text:style-name="T8"><text:reference-ref text:reference-format="text" text:ref-name="rewriting">[1]</text:reference-ref></text:span> is a system where terms are rewritten using rules:</text:p>
      <text:p text:style-name="P1"/>
      <text:p text:style-name="P1"><text:tab/>F<text:span text:style-name="T1">0</text:span><text:tab/><text:tab/>The side of the rule that binds to some expression</text:p>
      <text:p text:style-name="P1"><text:tab/>X<text:span text:style-name="T1">0</text:span><text:tab/><text:tab/>The side of the rule that synthesises some new expression</text:p>
      <text:p text:style-name="P1"/>
      <text:p text:style-name="P1"><text:tab/>F<text:span text:style-name="T1">1</text:span><text:tab/><text:tab/>The expression that is <text:span text:style-name="T4">matched</text:span> against <text:span text:style-name="T4">by `F</text:span><text:span text:style-name="T2">0</text:span><text:span text:style-name="T4">`</text:span></text:p>
      <text:p text:style-name="P1"><text:tab/>X<text:span text:style-name="T1">1</text:span><text:tab/><text:tab/>The <text:span text:style-name="T4">synthesised expression generated by `X</text:span><text:span text:style-name="T2">0</text:span><text:span text:style-name="T4">`</text:span></text:p>
      <text:p text:style-name="P1"/>
      <text:p text:style-name="P4">In the notation of the core axiom of Path Semantics<text:span text:style-name="T8"><text:reference-ref text:reference-format="text" text:ref-name="path semantics">[2]</text:reference-ref></text:span>, there are the following relations:</text:p>
      <text:p text:style-name="P4"/>
      <text:p text:style-name="P4"><text:tab/>F<text:span text:style-name="T1">0</text:span>(X<text:span text:style-name="T1">0</text:span>)<text:tab/><text:tab/>`F<text:span text:style-name="T1">0</text:span>` produces `X<text:span text:style-name="T1">0</text:span>`</text:p>
      <text:p text:style-name="P4"><text:tab/>F<text:span text:style-name="T1">1</text:span>(X<text:span text:style-name="T1">1</text:span>)<text:tab/><text:tab/>`F<text:span text:style-name="T1">1</text:span>` produces `X<text:span text:style-name="T1">1</text:span>`</text:p>
      <text:p text:style-name="P4"><text:tab/>F<text:span text:style-name="T1">0</text:span> &gt; X<text:span text:style-name="T1">0</text:span><text:tab/><text:tab/>`F<text:span text:style-name="T1">0</text:span>` <text:span text:style-name="T5">is related to `X</text:span><text:span text:style-name="T3">0</text:span><text:span text:style-name="T5">` using some non-circular definition</text:span></text:p>
      <text:p text:style-name="P4"><text:tab/><text:span text:style-name="T5">F</text:span><text:span text:style-name="T3">0</text:span><text:span text:style-name="T5"> = F</text:span><text:span text:style-name="T3">1</text:span><text:span text:style-name="T5"><text:tab/><text:tab/>`F</text:span><text:span text:style-name="T3">0</text:span><text:span text:style-name="T5">` matches somewhere and is bound to `F</text:span><text:span text:style-name="T3">1</text:span><text:span text:style-name="T5">`</text:span></text:p>
      <text:p text:style-name="P4"><text:tab/><text:span text:style-name="T5">X</text:span><text:span text:style-name="T3">0</text:span><text:span text:style-name="T5"> = X</text:span><text:span text:style-name="T3">1</text:span><text:span text:style-name="T5"><text:tab/>`X</text:span><text:span text:style-name="T3">0</text:span><text:span text:style-name="T5">` matches somewhere and synthesises `X</text:span><text:span text:style-name="T3">1</text:span><text:span text:style-name="T5">`</text:span></text:p>
      <text:p text:style-name="P4"/>
      <text:p text:style-name="P6">The core axiom <text:span text:style-name="T6">of Path Semantics </text:span>is the following:</text:p>
      <text:p text:style-name="P5"/>
      <text:p text:style-name="P5"><draw:frame draw:style-name="fr1" draw:name="Object1" text:anchor-type="as-char" svg:y="-0.272in" svg:width="2.222in" svg:height="0.445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5"/>
      <text:p text:style-name="P6">Interpreted in the context of Rewriting Systems, one can see the direct relation between rewriting and mathematical languages. <text:span text:style-name="T6">In some sense, the core axiom gives rewriting a semantics as proof systems.</text:span></text:p>
      <text:p text:style-name="P6"/>
      <text:p text:style-name="P6">The non-circular definition of `F<text:span text:style-name="T1">0</text:span> &gt; X<text:span text:style-name="T1">0</text:span>` can be thought of as a way of distinguishing the expression being matched against from the synthesised expression. <text:span text:style-name="T6">This behavior is embedded in the system classified as a Rewriting System, usually as some form of “time” or as an internal representation.</text:span></text:p>
      <text:p text:style-name="P7"/>
      <text:h text:style-name="P9" text:outline-level="3">References:</text:h>
      <text:p text:style-name="P7"/>
      <text:p text:style-name="P8"><text:reference-mark-start text:name="rewriting"/>[1]<text:reference-mark-end text:name="rewriting"/><text:tab/>“Rewriting”</text:p>
      <text:p text:style-name="P8"><text:tab/>Wikipedia</text:p>
      <text:p text:style-name="P8"><text:tab/><text:a xlink:type="simple" xlink:href="https://en.wikipedia.org/wiki/Rewriting" text:style-name="Internet_20_link" text:visited-style-name="Visited_20_Internet_20_Link"><text:span text:style-name="T7">https://en.wikipedia.org/wiki/Rewriting</text:span></text:a></text:p>
      <text:p text:style-name="P8"/>
      <text:p text:style-name="P8"><text:reference-mark-start text:name="path semantics"/>[2]<text:reference-mark-end text:name="path semantics"/><text:tab/>“Path Semantics”</text:p>
      <text:p text:style-name="P8"><text:tab/>Sven Nilsen, 2016-2019</text:p>
      <text:p text:style-name="P8"><text:tab/><text:a xlink:type="simple" xlink:href="https://github.com/advancedresearch/path_semantics/blob/master/papers-wip/path-semantics.pdf" text:style-name="Internet_20_link" text:visited-style-name="Visited_20_Internet_20_Link"><text:span text:style-name="T7">https://github.com/advancedresearch/path_semantics/blob/master/papers-wip/path-semantics.pdf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0T14:19:47.362982000</meta:creation-date>
    <dc:date>2021-02-10T15:09:04.888963000</dc:date>
    <meta:editing-duration>PT28S</meta:editing-duration>
    <meta:editing-cycles>1</meta:editing-cycles>
    <meta:document-statistic meta:table-count="0" meta:image-count="0" meta:object-count="1" meta:page-count="2" meta:paragraph-count="25" meta:word-count="228" meta:character-count="1495" meta:non-whitespace-character-count="1270"/>
    <meta:generator>LibreOffice/5.1.2.2$MacOSX_X86_64 LibreOffice_project/d3bf12ecb743fc0d20e0be0c58ca359301eb705f</meta:generator>
  </office:meta>
</office:document-meta>
</file>

<file path=Object 1/content.xml><?xml version="1.0" encoding="utf-8"?>
<math xmlns="http://www.w3.org/1998/Math/MathML" display="block">
  <semantics>
    <mfrac>
      <mrow>
        <msub>
          <mi>F</mi>
          <mn>0</mn>
        </msub>
        <mrow>
          <mo fence="true" stretchy="false">(</mo>
          <mrow>
            <msub>
              <mi>X</mi>
              <mn>0</mn>
            </msub>
          </mrow>
          <mo fence="true" stretchy="false">)</mo>
        </mrow>
        <mi>,</mi>
        <msub>
          <mi>F</mi>
          <mn>1</mn>
        </msub>
        <mrow>
          <mo fence="true" stretchy="false">(</mo>
          <mrow>
            <msub>
              <mi>X</mi>
              <mn>1</mn>
            </msub>
          </mrow>
          <mo fence="true" stretchy="false">)</mo>
        </mrow>
        <mi>,</mi>
        <mrow>
          <msub>
            <mi>F</mi>
            <mn>0</mn>
          </msub>
          <mo stretchy="false">&gt;</mo>
          <msub>
            <mi>X</mi>
            <mn>0,</mn>
          </msub>
        </mrow>
        <mrow>
          <msub>
            <mi>F</mi>
            <mn>0</mn>
          </msub>
          <mo stretchy="false">=</mo>
          <msub>
            <mi>F</mi>
            <mn>1</mn>
          </msub>
        </mrow>
      </mrow>
      <mrow>
        <msub>
          <mi>X</mi>
          <mn>0</mn>
        </msub>
        <mo stretchy="false">=</mo>
        <msub>
          <mi>X</mi>
          <mn>1</mn>
        </msub>
      </mrow>
    </mfrac>
    <annotation encoding="StarMath 5.0">{F sub 0 (X sub 0), F sub 1 (X sub 1), F sub 0 &gt; X sub 0, F sub 0 = F sub 1} over {X sub 0 = X sub 1} </annotation>
  </semantics>
</math>
</file>